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64d" officeooo:paragraph-rsid="001ad393"/>
    </style:style>
    <style:style style:name="T1" style:family="text">
      <style:text-properties officeooo:rsid="001ad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Lester Mcpherson – Source Code Write up Tableau Diabetes Analysi<text:span text:style-name="T1">s</text:span></text:p>
      <text:p text:style-name="P1">Week 2: Data Modelling</text:p>
      <text:p text:style-name="P1"/>
      <text:p text:style-name="P1">Strategies for Model Building:</text:p>
      <text:p text:style-name="P1">a. Split the dataset into training and testing sets.</text:p>
      <text:p text:style-name="P1">b. Decide on the evaluation metric(s) based on the business problem.</text:p>
      <text:p text:style-name="P1">c. Select appropriate algorithms for classification.</text:p>
      <text:p text:style-name="P1"/>
      <text:p text:style-name="P1">Apply Classification Algorithm:</text:p>
      <text:p text:style-name="P1">a. Implement a classification algorithm (e.g., Logistic Regression, Decision Trees, Random Forest).</text:p>
      <text:p text:style-name="P1">b. Train the model on the training set.</text:p>
      <text:p text:style-name="P1">c. Evaluate the model on the testing set using the chosen evaluation metrics.</text:p>
      <text:p text:style-name="P1"/>
      <text:p text:style-name="P1">Compare with KNN Algorithm:</text:p>
      <text:p text:style-name="P1">a. Implement the K-Nearest Neighbours (KNN) algorithm.</text:p>
      <text:p text:style-name="P1">b. Compare its performance with the previously implemented model(s).</text:p>
      <text:p text:style-name="P1"/>
      <text:p text:style-name="P1">Classification Report:</text:p>
      <text:p text:style-name="P1">a. Generate a classification report including metrics like sensitivity, specificity, AUC.</text:p>
      <text:p text:style-name="P1">b. Interpret the results.</text:p>
      <text:p text:style-name="P1"/>
      <text:p text:style-name="P1">Data Reporting</text:p>
      <text:p text:style-name="P1"/>
      <text:p text:style-name="P1">Create a Tableau Dashboard:</text:p>
      <text:p text:style-name="P1">a. Load your data into Tableau.</text:p>
      <text:p text:style-name="P1">b. Create a pie chart to describe the diabetic or non-diabetic population.</text:p>
      <text:p text:style-name="P1">c. Create scatter charts between relevant variables to analyze relationships.</text:p>
      <text:p text:style-name="P1">d. Create histogram or frequency charts to analyze data distribution.</text:p>
      <text:p text:style-name="P1">e. Create a heatmap for correlation analysis among relevant variables.</text:p>
      <text:p text:style-name="P1">f. Bin the age values into brackets (20-25, 25-30, etc.) and analyze different variables for these age brackets using a bubble char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3T21:13:39.624000000</meta:creation-date>
    <dc:date>2023-06-13T21:15:04.311000000</dc:date>
    <meta:editing-duration>PT1M24S</meta:editing-duration>
    <meta:editing-cycles>1</meta:editing-cycles>
    <meta:document-statistic meta:table-count="0" meta:image-count="0" meta:object-count="0" meta:page-count="1" meta:paragraph-count="24" meta:word-count="192" meta:character-count="1315" meta:non-whitespace-character-count="1146"/>
    <meta:generator>LibreOffice/7.5.2.2$Windows_X86_64 LibreOffice_project/53bb9681a964705cf672590721dbc85eb4d0c3a2</meta:generator>
  </office:meta>
</office:document-meta>
</file>